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d40d" officeooo:paragraph-rsid="001dd40d"/>
    </style:style>
    <style:style style:name="P2" style:family="paragraph" style:parent-style-name="Standard">
      <style:text-properties officeooo:rsid="001e6ae2" officeooo:paragraph-rsid="001e6a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onald" text:name="customer.firstName"/>
        <text:user-field-decl office:value-type="string" office:string-value="Duck" text:name="customer.lastName"/>
        <text:user-field-decl office:value-type="string" office:string-value="Hauptstraße 1" text:name="customer.address.street"/>
        <text:user-field-decl office:value-type="string" office:string-value="12345" text:name="customer.address.postcode"/>
        <text:user-field-decl office:value-type="string" office:string-value="Entenhausen" text:name="customer.address.city"/>
        <text:user-field-decl office:value-type="string" office:string-value="donald.duck@disney.com" text:name="customer.contact.email"/>
        <text:user-field-decl office:value-type="string" office:string-value="MALE" text:name="customer.gender"/>
      </text:user-field-decls>
      <text:p text:style-name="P1"><text:user-field-get text:name="customer.firstName">Donald</text:user-field-get><text:s/><text:user-field-get text:name="customer.lastName">Duck</text:user-field-get></text:p>
      <text:p text:style-name="P1"><text:user-field-get text:name="customer.address.street">Hauptstraße 1</text:user-field-get></text:p>
      <text:p text:style-name="P1"><text:user-field-get text:name="customer.address.postcode">12345</text:user-field-get><text:s/><text:user-field-get text:name="customer.address.city">Entenhausen</text:user-field-get></text:p>
      <text:p text:style-name="P1">email: <text:user-field-get text:name="customer.contact.email">donald.duck@disney.com</text:user-field-get></text:p>
      <text:p text:style-name="P1"/>
      <text:p text:style-name="P2">Dear <text:conditional-text text:condition="ooow:customer.gender == &quot;MALE&quot;" text:string-value-if-true="Mr" text:string-value-if-false="Ms">Mr</text:conditional-text><text:s/><text:user-field-get text:name="customer.lastName">Duck</text:user-field-get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15:51:31.374529136</meta:creation-date>
    <meta:generator>LibreOffice/25.8.3.2$Linux_X86_64 LibreOffice_project/8ca8d55c161d602844f5428fa4b58097424e324e</meta:generator>
    <dc:date>2026-02-06T18:15:30.234756859</dc:date>
    <meta:editing-duration>PT13M33S</meta:editing-duration>
    <meta:editing-cycles>3</meta:editing-cycles>
    <meta:document-statistic meta:table-count="0" meta:image-count="0" meta:object-count="0" meta:page-count="1" meta:paragraph-count="5" meta:word-count="11" meta:character-count="82" meta:non-whitespace-character-count="76"/>
  </office:meta>
</office:document-meta>
</file>